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ced1f" officeooo:paragraph-rsid="00129bd6"/>
    </style:style>
    <style:style style:name="P2" style:family="paragraph" style:parent-style-name="Standard">
      <style:text-properties officeooo:paragraph-rsid="001222b2"/>
    </style:style>
    <style:style style:name="P3" style:family="paragraph" style:parent-style-name="Standard">
      <style:text-properties fo:font-variant="normal" fo:text-transform="none" fo:color="#000000" style:font-name="Bookman Old Style" fo:font-size="12pt" fo:letter-spacing="normal" fo:language="en" fo:country="GB" fo:font-style="normal" fo:font-weight="normal" officeooo:rsid="002e086d" officeooo:paragraph-rsid="00164361" style:font-size-asian="12pt" style:font-size-complex="12pt"/>
    </style:style>
    <style:style style:name="P4" style:family="paragraph" style:parent-style-name="Standard">
      <style:text-properties fo:font-variant="normal" fo:text-transform="none" fo:color="#000000" style:font-name="Bookman Old Style" fo:font-size="11pt" fo:letter-spacing="normal" fo:language="en" fo:country="GB" fo:font-style="normal" fo:font-weight="normal" officeooo:rsid="002e086d" officeooo:paragraph-rsid="00164361" style:font-size-asian="11pt" style:font-size-complex="11pt"/>
    </style:style>
    <style:style style:name="P5" style:family="paragraph" style:parent-style-name="Standard">
      <style:text-properties fo:font-variant="normal" fo:text-transform="none" fo:color="#000000" style:font-name="Bookman Old Style" fo:font-size="11pt" fo:letter-spacing="normal" fo:language="en" fo:country="GB" fo:font-style="normal" fo:font-weight="normal" officeooo:rsid="002e086d" officeooo:paragraph-rsid="001693ea" style:font-size-asian="11pt" style:font-size-complex="11pt"/>
    </style:style>
    <style:style style:name="P6" style:family="paragraph" style:parent-style-name="Standard">
      <style:text-properties fo:font-variant="normal" fo:text-transform="none" fo:color="#000000" style:font-name="Bookman Old Style" fo:font-size="11pt" fo:letter-spacing="normal" fo:language="en" fo:country="GB" fo:font-style="normal" fo:font-weight="normal" officeooo:rsid="002e086d" officeooo:paragraph-rsid="00172ca9" style:font-size-asian="11pt" style:font-size-complex="11pt"/>
    </style:style>
    <style:style style:name="P7"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129bd6" style:font-size-asian="11pt" style:font-size-complex="11pt"/>
    </style:style>
    <style:style style:name="P8"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1a1040" style:font-size-asian="11pt" style:font-size-complex="11pt"/>
    </style:style>
    <style:style style:name="P9"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1222b2" style:font-size-asian="11pt" style:font-size-complex="11pt"/>
    </style:style>
    <style:style style:name="P10"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1c3559" style:font-size-asian="11pt" style:font-size-complex="11pt"/>
    </style:style>
    <style:style style:name="P11"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201786" style:font-size-asian="11pt" style:font-size-complex="11pt"/>
    </style:style>
    <style:style style:name="P12"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229668" style:font-size-asian="11pt" style:font-size-complex="11pt"/>
    </style:style>
    <style:style style:name="P13"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24731f" style:font-size-asian="11pt" style:font-size-complex="11pt"/>
    </style:style>
    <style:style style:name="P14"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2988a2" style:font-size-asian="11pt" style:font-size-complex="11pt"/>
    </style:style>
    <style:style style:name="P15" style:family="paragraph" style:parent-style-name="Standard">
      <style:text-properties fo:font-variant="normal" fo:text-transform="none" fo:color="#000000" style:font-name="Bookman Old Style" fo:font-size="11pt" fo:letter-spacing="normal" fo:language="en" fo:country="GB" fo:font-style="normal" fo:font-weight="normal" officeooo:rsid="003cbf33" officeooo:paragraph-rsid="00164361" style:font-size-asian="11pt" style:font-size-complex="11pt"/>
    </style:style>
    <style:style style:name="P16" style:family="paragraph" style:parent-style-name="Standard">
      <style:text-properties fo:font-variant="normal" fo:text-transform="none" fo:color="#000000" style:font-name="Bookman Old Style" fo:font-size="11pt" fo:letter-spacing="normal" fo:language="en" fo:country="GB" fo:font-style="normal" fo:font-weight="normal" officeooo:rsid="00201786" officeooo:paragraph-rsid="00201786" style:font-size-asian="11pt" style:font-size-complex="11pt"/>
    </style:style>
    <style:style style:name="P17" style:family="paragraph" style:parent-style-name="Standard">
      <style:text-properties fo:font-variant="normal" fo:text-transform="none" fo:color="#000000" style:font-name="Bookman Old Style" fo:font-size="11pt" fo:letter-spacing="normal" fo:language="en" fo:country="GB" fo:font-style="normal" fo:font-weight="normal" officeooo:rsid="00172ca9" officeooo:paragraph-rsid="001a1040" style:font-size-asian="11pt" style:font-size-complex="11pt"/>
    </style:style>
    <style:style style:name="P18" style:family="paragraph" style:parent-style-name="Standard">
      <style:text-properties fo:font-variant="normal" fo:text-transform="none" fo:color="#000000" style:font-name="Bookman Old Style" fo:font-size="11pt" fo:letter-spacing="normal" fo:language="en" fo:country="GB" fo:font-style="italic" fo:font-weight="normal" officeooo:rsid="003cbf33" officeooo:paragraph-rsid="00164361" style:font-size-asian="11pt" style:font-style-asian="italic" style:font-size-complex="11pt" style:font-style-complex="italic"/>
    </style:style>
    <style:style style:name="P19" style:family="paragraph" style:parent-style-name="Standard">
      <style:text-properties officeooo:paragraph-rsid="001a1040"/>
    </style:style>
    <style:style style:name="P20" style:family="paragraph" style:parent-style-name="Standard">
      <style:text-properties fo:font-size="15pt" fo:language="en" fo:country="US" officeooo:rsid="000c0163" officeooo:paragraph-rsid="00164361" style:font-size-asian="15pt" style:font-size-complex="15pt"/>
    </style:style>
    <style:style style:name="P21" style:family="paragraph" style:parent-style-name="Standard">
      <style:text-properties officeooo:rsid="0024731f" officeooo:paragraph-rsid="0024731f"/>
    </style:style>
    <style:style style:name="P22" style:family="paragraph" style:parent-style-name="Standard">
      <style:paragraph-properties fo:break-before="page"/>
      <style:text-properties fo:font-variant="normal" fo:text-transform="none" fo:color="#000000" style:font-name="Bookman Old Style" fo:font-size="11pt" fo:letter-spacing="normal" fo:language="en" fo:country="GB" fo:font-style="normal" fo:font-weight="normal" officeooo:rsid="00164361" officeooo:paragraph-rsid="00229668" style:font-size-asian="11pt" style:font-size-complex="11pt"/>
    </style:style>
    <style:style style:name="P23" style:family="paragraph" style:parent-style-name="Standard" style:list-style-name="L1">
      <style:text-properties fo:font-variant="normal" fo:text-transform="none" fo:color="#000000" style:font-name="Bookman Old Style" fo:font-size="11pt" fo:letter-spacing="normal" fo:language="en" fo:country="GB" fo:font-style="normal" fo:font-weight="normal" officeooo:rsid="003cbf33" officeooo:paragraph-rsid="001693ea" style:font-size-asian="11pt" style:font-size-complex="11pt"/>
    </style:style>
    <style:style style:name="P24" style:family="paragraph" style:parent-style-name="Standard" style:list-style-name="L1">
      <style:text-properties fo:font-variant="normal" fo:text-transform="none" fo:color="#000000" style:font-name="Bookman Old Style" fo:font-size="11pt" fo:letter-spacing="normal" fo:language="en" fo:country="GB" fo:font-style="normal" fo:font-weight="normal" officeooo:rsid="002e086d" officeooo:paragraph-rsid="001693ea" style:font-size-asian="11pt" style:font-size-complex="11pt"/>
    </style:style>
    <style:style style:name="P25" style:family="paragraph" style:parent-style-name="Standard" style:list-style-name="L2">
      <style:text-properties fo:font-variant="normal" fo:text-transform="none" fo:color="#000000" style:font-name="Bookman Old Style" fo:font-size="11pt" fo:letter-spacing="normal" fo:language="en" fo:country="GB" fo:font-style="normal" fo:font-weight="normal" officeooo:rsid="0024731f" officeooo:paragraph-rsid="00252ef4" style:font-size-asian="11pt" style:font-size-complex="11pt"/>
    </style:style>
    <style:style style:name="P26" style:family="paragraph" style:parent-style-name="Standard" style:list-style-name="L2">
      <style:text-properties fo:font-variant="normal" fo:text-transform="none" fo:color="#000000" style:font-name="Bookman Old Style" fo:font-size="11pt" fo:letter-spacing="normal" fo:language="en" fo:country="GB" fo:font-style="normal" fo:font-weight="normal" officeooo:rsid="00164361" officeooo:paragraph-rsid="001222b2" style:font-size-asian="11pt" style:font-size-complex="11pt"/>
    </style:style>
    <style:style style:name="P27" style:family="paragraph" style:parent-style-name="Standard" style:list-style-name="L2">
      <style:text-properties fo:font-variant="normal" fo:text-transform="none" fo:color="#000000" style:font-name="Bookman Old Style" fo:font-size="11pt" fo:letter-spacing="normal" fo:language="en" fo:country="GB" fo:font-style="normal" fo:font-weight="normal" officeooo:rsid="00164361" officeooo:paragraph-rsid="00100d9d" style:font-size-asian="11pt" style:font-size-complex="11pt"/>
    </style:style>
    <style:style style:name="P28" style:family="paragraph" style:parent-style-name="Standard">
      <style:text-properties fo:font-variant="normal" fo:text-transform="none" fo:color="#000000" style:font-name="Bookman Old Style" fo:font-size="11pt" fo:letter-spacing="normal" fo:language="en" fo:country="GB" fo:font-style="normal" fo:font-weight="normal" officeooo:rsid="00164361" officeooo:paragraph-rsid="00129bd6" style:font-size-asian="11pt" style:font-size-complex="11pt"/>
    </style:style>
    <style:style style:name="P29" style:family="paragraph" style:parent-style-name="Standard" style:list-style-name="L2">
      <style:text-properties fo:font-variant="normal" fo:text-transform="none" fo:color="#000000" style:font-name="Bookman Old Style" fo:font-size="11pt" fo:letter-spacing="normal" fo:language="en" fo:country="GB" fo:font-style="normal" fo:font-weight="normal" officeooo:rsid="001dcdae" officeooo:paragraph-rsid="001dcdae" style:font-size-asian="11pt" style:font-size-complex="11pt"/>
    </style:style>
    <style:style style:name="P30" style:family="paragraph" style:parent-style-name="Standard" style:list-style-name="L3">
      <style:text-properties officeooo:paragraph-rsid="00205c16"/>
    </style:style>
    <style:style style:name="P31" style:family="paragraph" style:parent-style-name="Standard">
      <style:text-properties officeooo:paragraph-rsid="001b26d2"/>
    </style:style>
    <style:style style:name="P32" style:family="paragraph" style:parent-style-name="Standard">
      <style:text-properties officeooo:paragraph-rsid="00129bd6"/>
    </style:style>
    <style:style style:name="P33" style:family="paragraph" style:parent-style-name="Standard">
      <style:text-properties officeooo:paragraph-rsid="00205c16"/>
    </style:style>
    <style:style style:name="P34" style:family="paragraph" style:parent-style-name="Standard">
      <style:paragraph-properties style:writing-mode="lr-tb"/>
      <style:text-properties officeooo:paragraph-rsid="002a6030"/>
    </style:style>
    <style:style style:name="T1" style:family="text">
      <style:text-properties fo:font-variant="normal" fo:text-transform="none" fo:color="#000000" style:font-name="Bookman Old Style" fo:font-size="11pt" fo:letter-spacing="normal" fo:language="en" fo:country="GB" fo:font-style="normal" fo:font-weight="normal" style:font-size-asian="11pt" style:font-size-complex="11pt"/>
    </style:style>
    <style:style style:name="T2" style:family="text">
      <style:text-properties fo:font-variant="normal" fo:text-transform="none" fo:color="#000000" style:font-name="Bookman Old Style" fo:font-size="11pt" fo:letter-spacing="normal" fo:language="en" fo:country="GB" fo:font-style="normal" fo:font-weight="normal" officeooo:rsid="00164361" style:font-size-asian="11pt" style:font-size-complex="11pt"/>
    </style:style>
    <style:style style:name="T3" style:family="text">
      <style:text-properties fo:font-variant="normal" fo:text-transform="none" fo:color="#000000" style:font-name="Bookman Old Style" fo:font-size="11pt" fo:letter-spacing="normal" fo:language="en" fo:country="GB" fo:font-style="normal" fo:font-weight="normal" officeooo:rsid="00182dca" style:font-size-asian="11pt" style:font-size-complex="11pt"/>
    </style:style>
    <style:style style:name="T4" style:family="text">
      <style:text-properties fo:font-variant="normal" fo:text-transform="none" fo:color="#000000" style:font-name="Bookman Old Style" fo:font-size="11pt" fo:letter-spacing="normal" fo:language="en" fo:country="GB" fo:font-style="normal" fo:font-weight="normal" officeooo:rsid="00172ca9" style:font-size-asian="11pt" style:font-size-complex="11pt"/>
    </style:style>
    <style:style style:name="T5" style:family="text">
      <style:text-properties fo:font-variant="normal" fo:text-transform="none" fo:color="#000000" style:font-name="Bookman Old Style" fo:font-size="11pt" fo:letter-spacing="normal" fo:language="en" fo:country="GB" fo:font-style="normal" fo:font-weight="normal" officeooo:rsid="001c3559" style:font-size-asian="11pt" style:font-size-complex="11pt"/>
    </style:style>
    <style:style style:name="T6" style:family="text">
      <style:text-properties fo:font-variant="normal" fo:text-transform="none" fo:color="#000000" style:font-name="Bookman Old Style" fo:font-size="11pt" fo:letter-spacing="normal" fo:language="en" fo:country="GB" fo:font-style="normal" fo:font-weight="normal" officeooo:rsid="00201786" style:font-size-asian="11pt" style:font-size-complex="11pt"/>
    </style:style>
    <style:style style:name="T7" style:family="text">
      <style:text-properties fo:font-variant="normal" fo:text-transform="none" fo:color="#000000" style:font-name="Bookman Old Style" fo:font-size="11pt" fo:letter-spacing="normal" fo:language="en" fo:country="GB" fo:font-style="normal" fo:font-weight="normal" officeooo:rsid="00205c16" style:font-size-asian="11pt" style:font-size-complex="11pt"/>
    </style:style>
    <style:style style:name="T8" style:family="text">
      <style:text-properties fo:font-variant="normal" fo:text-transform="none" fo:color="#000000" style:font-name="Bookman Old Style" fo:font-size="11pt" fo:letter-spacing="normal" fo:language="en" fo:country="GB" fo:font-style="normal" fo:font-weight="normal" officeooo:rsid="00220706" style:font-size-asian="11pt" style:font-size-complex="11pt"/>
    </style:style>
    <style:style style:name="T9" style:family="text">
      <style:text-properties fo:font-variant="normal" fo:text-transform="none" fo:color="#000000" style:font-name="Bookman Old Style" fo:font-size="11pt" fo:letter-spacing="normal" fo:language="en" fo:country="GB" fo:font-style="normal" fo:font-weight="normal" officeooo:rsid="00229668" style:font-size-asian="11pt" style:font-size-complex="11pt"/>
    </style:style>
    <style:style style:name="T10" style:family="text">
      <style:text-properties fo:font-variant="normal" fo:text-transform="none" fo:color="#000000" style:font-name="Bookman Old Style" fo:font-size="11pt" fo:letter-spacing="normal" fo:language="en" fo:country="GB" fo:font-style="normal" fo:font-weight="normal" officeooo:rsid="00261634" style:font-size-asian="11pt" style:font-size-complex="11pt"/>
    </style:style>
    <style:style style:name="T11" style:family="text">
      <style:text-properties fo:font-variant="normal" fo:text-transform="none" fo:color="#000000" style:font-name="Bookman Old Style" fo:font-size="11pt" fo:letter-spacing="normal" fo:language="en" fo:country="GB" fo:font-style="normal" fo:font-weight="normal" officeooo:rsid="002a6030" style:font-size-asian="11pt" style:font-size-complex="11pt"/>
    </style:style>
    <style:style style:name="T12" style:family="text">
      <style:text-properties fo:font-variant="normal" fo:text-transform="none" fo:color="#000000" style:font-name="Bookman Old Style" fo:font-size="11pt" fo:letter-spacing="normal" fo:language="en" fo:country="GB" fo:font-style="normal" fo:font-weight="normal" officeooo:rsid="002988a2" style:font-size-asian="11pt" style:font-size-complex="11pt"/>
    </style:style>
    <style:style style:name="T13" style:family="text">
      <style:text-properties fo:font-variant="normal" fo:text-transform="none" fo:color="#000000" style:font-name="Bookman Old Style" fo:font-size="11pt" fo:letter-spacing="normal" fo:language="en" fo:country="GB" fo:font-style="normal" fo:font-weight="normal" officeooo:rsid="002b59a3" style:font-size-asian="11pt" style:font-size-complex="11pt"/>
    </style:style>
    <style:style style:name="T14" style:family="text">
      <style:text-properties fo:font-variant="normal" fo:text-transform="none" fo:color="#000000" style:font-name="Bookman Old Style" fo:font-size="11pt" fo:letter-spacing="normal" fo:language="en" fo:country="GB" fo:font-style="normal" fo:font-weight="bold" officeooo:rsid="00164361" style:font-size-asian="11pt" style:font-weight-asian="bold" style:font-size-complex="11pt" style:font-weight-complex="bold"/>
    </style:style>
    <style:style style:name="T15" style:family="text">
      <style:text-properties fo:font-variant="normal" fo:text-transform="none" fo:color="#000000" style:font-name="Bookman Old Style" fo:font-size="11pt" fo:letter-spacing="normal" fo:language="en" fo:country="GB" fo:font-style="normal" fo:font-weight="bold" officeooo:rsid="00229668" style:font-size-asian="11pt" style:font-weight-asian="bold" style:font-size-complex="11pt" style:font-weight-complex="bold"/>
    </style:style>
    <style:style style:name="T16" style:family="text">
      <style:text-properties fo:font-variant="normal" fo:text-transform="none" fo:color="#000000" style:font-name="Bookman Old Style" fo:letter-spacing="normal" fo:language="en" fo:country="GB" fo:font-style="normal" fo:font-weight="normal" officeooo:rsid="00393624"/>
    </style:style>
    <style:style style:name="T17" style:family="text">
      <style:text-properties fo:font-variant="normal" fo:text-transform="none" fo:color="#000000" style:font-name="Bookman Old Style" fo:letter-spacing="normal" fo:language="en" fo:country="GB" fo:font-style="normal" fo:font-weight="normal" officeooo:rsid="002abe52"/>
    </style:style>
    <style:style style:name="T18" style:family="text">
      <style:text-properties fo:font-variant="normal" fo:text-transform="none" fo:color="#000000" style:font-name="Bookman Old Style" fo:letter-spacing="normal" fo:language="en" fo:country="GB" fo:font-style="normal" fo:font-weight="normal" officeooo:rsid="004369aa"/>
    </style:style>
    <style:style style:name="T19" style:family="text">
      <style:text-properties fo:font-variant="normal" fo:text-transform="none" fo:color="#000000" style:font-name="Carlito" fo:font-size="11pt" fo:letter-spacing="normal" fo:language="en" fo:country="GB" fo:font-style="normal" fo:font-weight="normal" officeooo:rsid="00164361" style:font-size-asian="11pt" style:font-size-complex="11pt"/>
    </style:style>
    <style:style style:name="T20" style:family="text">
      <style:text-properties fo:font-variant="normal" fo:text-transform="none" fo:color="#000000" style:font-name="Carlito" fo:font-size="11pt" fo:letter-spacing="normal" fo:language="en" fo:country="GB" fo:font-style="normal" fo:font-weight="normal" officeooo:rsid="00261634" style:font-size-asian="11pt" style:font-size-complex="11pt"/>
    </style:style>
    <style:style style:name="T21" style:family="text">
      <style:text-properties fo:font-variant="normal" fo:text-transform="none" fo:color="#000000" style:font-name="Carlito" fo:font-size="11pt" fo:letter-spacing="normal" fo:language="en" fo:country="GB" fo:font-style="normal" fo:font-weight="normal" officeooo:rsid="002a6030" style:font-size-asian="11pt" style:font-size-complex="11pt"/>
    </style:style>
    <style:style style:name="T22" style:family="text">
      <style:text-properties officeooo:rsid="004369aa"/>
    </style:style>
    <style:style style:name="T23" style:family="text">
      <style:text-properties officeooo:rsid="003cbf33"/>
    </style:style>
    <style:style style:name="T24" style:family="text">
      <style:text-properties officeooo:rsid="003d6e72"/>
    </style:style>
    <style:style style:name="T25" style:family="text">
      <style:text-properties officeooo:rsid="003ae8f5"/>
    </style:style>
    <style:style style:name="T26" style:family="text">
      <style:text-properties officeooo:rsid="00164361"/>
    </style:style>
    <style:style style:name="T27" style:family="text">
      <style:text-properties officeooo:rsid="001a1040"/>
    </style:style>
    <style:style style:name="T28" style:family="text">
      <style:text-properties officeooo:rsid="00205c16"/>
    </style:style>
    <style:style style:name="T29" style:family="text">
      <style:text-properties officeooo:rsid="00252ef4"/>
    </style:style>
    <style:style style:name="T30" style:family="text">
      <style:text-properties officeooo:rsid="002988a2"/>
    </style:style>
    <style:style style:name="T31" style:family="text">
      <style:text-properties officeooo:rsid="002a6030"/>
    </style:style>
    <style:style style:name="T32" style:family="text">
      <style:text-properties fo:font-weight="bold" style:font-weight-asian="bold" style:font-weight-complex="bold"/>
    </style:style>
    <style:style style:name="T33" style:family="text">
      <style:text-properties officeooo:rsid="002b59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6">Assembly</text:span><text:span text:style-name="T17"> </text:span><text:span text:style-name="T18">instructions and </text:span><text:span text:style-name="T16">notes for the </text:span><text:span text:style-name="T17">Z80-MBC3 </text:span><text:span text:style-name="T16">kit computer</text:span></text:p>
      <text:p text:style-name="Horizontal_20_Line"/>
      <text:p text:style-name="P4"><text:span text:style-name="T25">The Z80-MBC3 single board computer is intended to experience the vintage feel of the early days of personal computing. It is an evolution of a design made by Fabio Defabis (nickname Just4fun). My assessment of that design was that the Z80-MBC2 had some imperfections and could be improved in a number of ways.<text:line-break/>With an upgrade, it was also possible to extend its input and output capabilities in order to make it more versatile. Design choices were made to simplify the hardware by making use of a more recent Atmega4809 controller chip which replaces the Atmega32A in the MBC2, and eliminate some of the components. Provisions have been made to allow the MBC3 to be used for a variety of applications. It is therefore wise to think about the intended purpose of the computer before you start with the assembly.</text:span></text:p>
      <text:p text:style-name="P15">Questions that you should answer to yourself are:</text:p>
      <text:p text:style-name="P4"/>
      <text:p text:style-name="P18"><text:tab/>Which of the available inputs and outputs am I going to use from the start?</text:p>
      <text:p text:style-name="P4"/>
      <text:p text:style-name="P6"><text:span text:style-name="T23">Apart from the required plug modules, the MBC3 has several connections for general purpose digital I/O (GPIO) and an analogue input. If you won’t require them then you can leave some locations on the printed circuit board unpopulated. In specific :</text:span></text:p>
      <text:p text:style-name="P5"/>
      <text:list xml:id="list1773278466" text:style-name="L1">
        <text:list-item>
          <text:p text:style-name="P23">The analogue input can be used with the onboard potentiometer or an external<text:line-break/>0 – 5 Volt signal. If you wish to use the input for an external signal, then do not mount the potentiometer. The potentiometer is only needed in case you are going to use it.</text:p>
          <text:p text:style-name="P24"/>
        </text:list-item>
        <text:list-item>
          <text:p text:style-name="P24"><text:span text:style-name="T24">The pin </text:span>headers <text:span text:style-name="T24">for </text:span>I2C and GPIO are only there for cases where you actually want to use them. You can postpone the mounting of these to a later time.</text:p>
          <text:p text:style-name="P24"/>
        </text:list-item>
        <text:list-item>
          <text:p text:style-name="P24">Similarly, <text:span text:style-name="T24">t</text:span>he UPDI connector is a provision to allow <text:span text:style-name="T22">the </text:span>initial programming of the ATmega4809 IOS controller. <text:span text:style-name="T26">Since the kit is shipped with a preprogrammed Atmega4809,</text:span> <text:span text:style-name="T26">the UPDI header </text:span>does not <text:span text:style-name="T26">need </text:span>to be fitted. <text:span text:style-name="T26">It can however be used to wire +5 Volt and Ground to your application.</text:span></text:p>
        </text:list-item>
      </text:list>
      <text:p text:style-name="P3"/>
      <text:p text:style-name="P19"><text:span text:style-name="T2">To assemble the PCB you need a soldering iron and a multimeter. Start with the resistors. Note that R6 and R7 are not present and not necessary because the DS3231 module has pull-up resistors on the SDA and SCK lines. Continue with the gradually higher profile components, i.e. IC sockets, capacitors, </text:span><text:span text:style-name="T4">transistor, and </text:span><text:span text:style-name="T2">LED</text:span><text:span text:style-name="T9">s</text:span><text:span text:style-name="T2">, and </text:span><text:span text:style-name="T4">round off with the </text:span><text:span text:style-name="T2">6-pin module sockets. </text:span><text:span text:style-name="T3">Mind that many components ( LEDS, electrolytic capacitor C5, and the beeper ) have polarisation. Which means you must mount them in the right orientation. </text:span><text:span text:style-name="T2">A demonstration video can be found on : </text:span><text:a xlink:type="simple" xlink:href="https://www.facebook.com/groups/198732831814216/media/videos" text:style-name="Internet_20_link" text:visited-style-name="Visited_20_Internet_20_Link">Z80-MBC3 | Facebook</text:a><text:span text:style-name="T2"><text:line-break/>After the soldering is finished, you can apply the feet to the board. </text:span><text:span text:style-name="T3">R</text:span><text:span text:style-name="T2">ubber f</text:span><text:span text:style-name="T3">ee</text:span><text:span text:style-name="T2">t </text:span><text:span text:style-name="T3">are </text:span><text:span text:style-name="T2">included which </text:span><text:span text:style-name="T3">can be sticked </text:span><text:span text:style-name="T2">to the bottom </text:span><text:span text:style-name="T3">at the four corners </text:span><text:span text:style-name="T2">of the PCB. Finally plug the IC’s into the sockets, the </text:span><text:span text:style-name="T4">micro</text:span><text:span text:style-name="T2">SD card in the SD </text:span><text:span text:style-name="T4">adapter </text:span><text:span text:style-name="T2">module, and insert the modules. </text:span><text:span text:style-name="T4">The SD adapter and RTC have the PCB pointing away from the main board, and the FTDI serial adapter has the module board vice versa.</text:span></text:p>
      <text:p text:style-name="P17"/>
      <text:p text:style-name="P21"><text:span text:style-name="T4">W</text:span><text:span text:style-name="T1">illem</text:span></text:p>
      <text:p text:style-name="P22">Notes and limitations of the <text:span text:style-name="T32">Z80-MBC3</text:span> :</text:p>
      <text:p text:style-name="P12"/>
      <text:p text:style-name="P13"/>
      <text:list xml:id="list1431789919" text:style-name="L2">
        <text:list-item>
          <text:p text:style-name="P25">Battery on the DS3231 <text:span text:style-name="T26">Real Time Clock</text:span></text:p>
        </text:list-item>
      </text:list>
      <text:p text:style-name="P14">The Real Time Clock module is designed to work on a LIR2032 recharg<text:span text:style-name="T30">e</text:span>able battery. It will also work with a non-recharg<text:span text:style-name="T30">e</text:span>able after a simple modification. The resistor that is on the module to enable charging should be disconnected or removed when using a non-recharg<text:span text:style-name="T30">e</text:span>able battery.<text:line-break/>You can look up many examples and <text:span text:style-name="T29">online </text:span>videos on how to accomplish that.</text:p>
      <text:p text:style-name="P12"/>
      <text:p text:style-name="P9"/>
      <text:list xml:id="list164918632441002" text:continue-numbering="true" text:style-name="L2">
        <text:list-item>
          <text:p text:style-name="P26">disk emulation using the micro SD card</text:p>
        </text:list-item>
      </text:list>
      <text:p text:style-name="P8">The Z80 target software that was created for the MBC2 can run on the MBC3 without the need for modification. The micro SD card shipped with the kit contains a verbatim copy of the image that was published for the MBC2. A copy of this archive is also available on the Z80-MBC3 Github file repository at :</text:p>
      <text:p text:style-name="P8"/>
      <text:p text:style-name="P19"><text:span text:style-name="T2"><text:tab/> </text:span><text:a xlink:type="simple" xlink:href="https://github.com/eprive/Z80-MBC3/blob/main/s220718-r240620_sd_v1.zip" text:style-name="Internet_20_link" text:visited-style-name="Visited_20_Internet_20_Link"><text:span text:style-name="T27">https://github.com/eprive/Z80-MBC3/blob/main/s220718-r240620_sd_v1.zip</text:span></text:a></text:p>
      <text:p text:style-name="P2"/>
      <text:p text:style-name="P8">If you ever need to revert to this original collection, then you can copy it’s contents to the micro-SD card which was included with the kit.</text:p>
      <text:p text:style-name="P9"/>
      <text:p text:style-name="P9"/>
      <text:list xml:id="list164919535845306" text:continue-numbering="true" text:style-name="L2">
        <text:list-item>
          <text:p text:style-name="P27">IOS</text:p>
        </text:list-item>
      </text:list>
      <text:p text:style-name="P31"><text:span text:style-name="T2">The ATMEGA4809 was a logical replacement </text:span><text:span text:style-name="T11">for the ATMEGA32A </text:span><text:span text:style-name="T2">since it is available in a DIP package, and has extra features which are welcome for a r</text:span><text:span text:style-name="T13">evision</text:span><text:span text:style-name="T2"> of the Z80-MBC</text:span><text:span text:style-name="T11">2</text:span><text:span text:style-name="T2">. The firmware maintains compatibility with the previous IOS version, and is expanded to support a </text:span><text:span text:style-name="T11">few </text:span><text:span text:style-name="T2">added features.</text:span></text:p>
      <text:p text:style-name="P34"><text:span text:style-name="T2">In case the owner of a defective </text:span><text:span text:style-name="T10">IOS </text:span><text:span text:style-name="T2">controller </text:span><text:span text:style-name="T10">IC </text:span><text:span text:style-name="T2">wants to update </text:span><text:span text:style-name="T11">of </text:span><text:span text:style-name="T2">the IOS firmware, the procedure </text:span><text:span text:style-name="T13">to apply this onto a controller IC supplied with a kit </text:span><text:span text:style-name="T2">is described in the respective </text:span><text:span text:style-name="T11">document along with the released firmware </text:span><text:span text:style-name="T13">(zip file archive)</text:span><text:span text:style-name="T5">.</text:span></text:p>
      <text:p text:style-name="P10"/>
      <text:p text:style-name="P7"/>
      <text:list xml:id="list164917855316253" text:continue-numbering="true" text:style-name="L2">
        <text:list-item>
          <text:p text:style-name="P29">Terminal connection</text:p>
        </text:list-item>
      </text:list>
      <text:p text:style-name="P7">The Z80-MBC3 was primarily designed to be used in conjunction with a PC or thin client running a terminal emulation program. The <text:span text:style-name="T28">emulation </text:span>settings for the FTDI adapter are :</text:p>
      <text:p text:style-name="P7"/>
      <text:p text:style-name="P32"><text:span text:style-name="T2"><text:tab/></text:span><text:span text:style-name="T19">Baudrate = 115200, 8 bits, </text:span><text:span text:style-name="T20">1 stopbit, </text:span><text:span text:style-name="T19">No parity, N</text:span><text:span text:style-name="T21">o </text:span><text:span text:style-name="T19"><text:s/>flow control</text:span></text:p>
      <text:p text:style-name="P32"><text:span text:style-name="T19"/></text:p>
      <text:p text:style-name="P11">It is feasible to use a real terminal or an interface that provides a similar serial port interface. The uTerm board which was designed for the MBC2 can be attached to the MBC3 using wires.</text:p>
      <text:p text:style-name="P11"/>
      <text:p text:style-name="P16"/>
      <text:list xml:id="list1789694402" text:style-name="L3">
        <text:list-item>
          <text:p text:style-name="P30"><text:span text:style-name="T8">USER button + LAMP LED </text:span><text:span text:style-name="T7">usage </text:span><text:span text:style-name="T6">in Z80 application programs</text:span></text:p>
        </text:list-item>
      </text:list>
      <text:p text:style-name="P33"><text:span text:style-name="T2">A quirck was d</text:span><text:span text:style-name="T8">iscover</text:span><text:span text:style-name="T12">e</text:span><text:span text:style-name="T8">d</text:span><text:span text:style-name="T2"> with boards that are populated with a blue coloured LED located on the LAMP position. When using the USER button in a Z80 application program, it will only work properly when the LAMP is </text:span><text:span text:style-name="T7">not </text:span><text:span text:style-name="T2">programmed ( unlit ). Z80 application programs that intend to use the LAMP </text:span><text:span text:style-name="T14">_</text:span><text:span text:style-name="T15">and</text:span><text:span text:style-name="T14">_</text:span><text:span text:style-name="T2"> the USER button concurrently, should u</text:span><text:span text:style-name="T11">pdate their firmware with the latest release</text:span><text:span text:style-name="T2">.</text:span></text:p>
      <text:p text:style-name="P7"/>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8T23:10:06.647000000</meta:creation-date>
    <dc:date>2024-04-27T16:49:17.489000000</dc:date>
    <meta:editing-duration>PT1H27M53S</meta:editing-duration>
    <meta:editing-cycles>18</meta:editing-cycles>
    <meta:generator>Document_Manager_Pro/6.3.5.2$Windows_x86 LibreOffice_project/</meta:generator>
    <meta:print-date>2023-01-04T13:08:39.878000000</meta:print-date>
    <meta:document-statistic meta:table-count="0" meta:image-count="0" meta:object-count="0" meta:page-count="2" meta:paragraph-count="28" meta:word-count="934" meta:character-count="5336" meta:non-whitespace-character-count="4432"/>
  </office:meta>
</office:document-meta>
</file>